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racticeSet1" table:style-name="ta1" table:print="false">
        <table:table-column table:style-name="co1" table:default-cell-style-name="Default"/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table:formula="of:=COUNTA([.A1:.A36])" office:value-type="float" office:value="35">
            <text:p>35</text:p>
          </table:table-cell>
        </table:table-row>
      </table:table>
      <table:table table:name="PracticeS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racticeS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8">08/04/2020</text:date>, <text:time>19:5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t Zala</meta:initial-creator>
    <meta:creation-date>2020-04-08T19:25:45</meta:creation-date>
    <meta:generator>OpenOffice/4.1.6$Unix OpenOffice.org_project/416m1$Build-9790</meta:generator>
    <dc:date>2020-04-08T19:53:06</dc:date>
    <dc:creator>Akshat Zala</dc:creator>
    <meta:editing-duration>PT24M14S</meta:editing-duration>
    <meta:editing-cycles>26</meta:editing-cycles>
    <meta:document-statistic meta:table-count="3" meta:cell-count="36" meta:object-count="0"/>
  </office:meta>
</office:document-meta>
</file>